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f377d" officeooo:paragraph-rsid="000f377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ain paragraph</text:p>
      <text:p text:style-name="P1"/>
      <text:p text:style-name="P1"/>
      <text:p text:style-name="P1"/>
      <text:p text:style-name="P1">One extra paragraph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hu" fo:country="H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hu" fo:country="H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0f377d" officeooo:paragraph-rsid="000f377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Header with 6 extra paragraph</text:p>
        <text:p text:style-name="MP1"/>
        <text:p text:style-name="MP1"/>
        <text:p text:style-name="MP1"/>
        <text:p text:style-name="MP1"/>
        <text:p text:style-name="MP1"/>
        <text:p text:style-name="MP1"/>
      </style:header>
    </style:master-page>
    <style:master-page style:name="First_20_Page" style:display-name="First Page" style:page-layout-name="Mpm2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 style:next-style-name="Left_20_Page"/>
    <style:master-page style:name="Envelope" style:page-layout-name="Mpm5"/>
    <style:master-page style:name="Index" style:page-layout-name="Mpm2"/>
    <style:master-page style:name="HTML" style:page-layout-name="Mpm6"/>
    <style:master-page style:name="Footnote" style:page-layout-name="Mpm7"/>
    <style:master-page style:name="Endnote" style:page-layout-name="Mpm7"/>
    <style:master-page style:name="Landscape" style:page-layout-name="Mpm8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16T11:27:15.575000000</meta:creation-date>
    <dc:date>2024-09-16T11:28:30.062000000</dc:date>
    <meta:editing-duration>PT1M14S</meta:editing-duration>
    <meta:editing-cycles>1</meta:editing-cycles>
    <meta:document-statistic meta:table-count="0" meta:image-count="0" meta:object-count="0" meta:page-count="1" meta:paragraph-count="3" meta:word-count="10" meta:character-count="62" meta:non-whitespace-character-count="55"/>
    <meta:generator>LibreOfficeDev/25.2.0.0.alpha0$Windows_X86_64 LibreOffice_project/aed8bdd8e01a4667a6091aff6b88641c15086caf</meta:generator>
  </office:meta>
</office:document-meta>
</file>